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4.308cm"/>
    </style:style>
    <style:style style:name="pr2" style:family="presentation" style:parent-style-name="Standard-notes">
      <style:graphic-properties fo:min-height="12.572cm"/>
    </style:style>
    <style:style style:name="pr3" style:family="presentation" style:parent-style-name="Standard-title">
      <style:graphic-properties draw:auto-grow-height="true" fo:min-height="2.858cm"/>
    </style:style>
    <style:style style:name="pr4" style:family="presentation" style:parent-style-name="Standard-outline1">
      <style:graphic-properties fo:min-height="11.265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_5f_-title">
      <style:graphic-properties draw:auto-grow-height="true" fo:min-height="2.858cm"/>
    </style:style>
    <style:style style:name="pr7" style:family="presentation" style:parent-style-name="Standard_5f_-outline1">
      <style:graphic-properties fo:min-height="11.265cm"/>
    </style:style>
    <style:style style:name="pr8" style:family="presentation" style:parent-style-name="Standard_5f_-notes">
      <style:graphic-properties draw:fill-color="#ffffff" fo:min-height="13.364cm"/>
    </style:style>
    <style:style style:name="pr9" style:family="presentation" style:parent-style-name="Standard_5f_-title">
      <style:graphic-properties fo:min-height="2.858cm"/>
    </style:style>
    <style:style style:name="pr10" style:family="presentation" style:parent-style-name="Standard_5f__5f_-title">
      <style:graphic-properties draw:auto-grow-height="true" fo:min-height="2.858cm"/>
    </style:style>
    <style:style style:name="pr11" style:family="presentation" style:parent-style-name="Standard_5f__5f_-outline1">
      <style:graphic-properties fo:min-height="11.265cm"/>
    </style:style>
    <style:style style:name="pr12" style:family="presentation" style:parent-style-name="Standard_5f__5f_-notes">
      <style:graphic-properties draw:fill-color="#ffffff" fo:min-height="13.364cm"/>
    </style:style>
    <style:style style:name="pr13" style:family="presentation" style:parent-style-name="Standard_5f__5f_-title">
      <style:graphic-properties fo:min-height="2.858cm"/>
    </style:style>
    <style:style style:name="pr14" style:family="presentation" style:parent-style-name="Standard_5f__5f__5f_-title">
      <style:graphic-properties draw:auto-grow-height="true" fo:min-height="2.858cm"/>
    </style:style>
    <style:style style:name="pr15" style:family="presentation" style:parent-style-name="Standard_5f__5f__5f_-outline1">
      <style:graphic-properties fo:min-height="11.265cm"/>
    </style:style>
    <style:style style:name="pr16" style:family="presentation" style:parent-style-name="Standard_5f__5f__5f_-notes">
      <style:graphic-properties draw:fill-color="#ffffff" fo:min-height="13.364cm"/>
    </style:style>
    <style:style style:name="pr17" style:family="presentation" style:parent-style-name="Standard_5f__5f__5f_-title">
      <style:graphic-properties fo:min-height="2.858cm"/>
    </style:style>
    <style:style style:name="pr18" style:family="presentation" style:parent-style-name="Standard_5f__5f__5f__5f_-title">
      <style:graphic-properties draw:auto-grow-height="true" fo:min-height="2.858cm"/>
    </style:style>
    <style:style style:name="pr19" style:family="presentation" style:parent-style-name="Standard_5f__5f__5f__5f_-outline1">
      <style:graphic-properties fo:min-height="11.265cm"/>
    </style:style>
    <style:style style:name="pr20" style:family="presentation" style:parent-style-name="Standard_5f__5f__5f__5f_-notes">
      <style:graphic-properties draw:fill-color="#ffffff" fo:min-height="13.364cm"/>
    </style:style>
    <style:style style:name="pr21" style:family="presentation" style:parent-style-name="Standard_5f__5f__5f__5f_-title">
      <style:graphic-properties fo:min-height="2.858cm"/>
    </style:style>
    <style:style style:name="pr22" style:family="presentation" style:parent-style-name="Standard_5f__5f__5f__5f__5f_-title">
      <style:graphic-properties draw:auto-grow-height="true" fo:min-height="2.858cm"/>
    </style:style>
    <style:style style:name="pr23" style:family="presentation" style:parent-style-name="Standard_5f__5f__5f__5f__5f_-outline1">
      <style:graphic-properties fo:min-height="11.265cm"/>
    </style:style>
    <style:style style:name="pr24" style:family="presentation" style:parent-style-name="Standard_5f__5f__5f__5f__5f_-notes">
      <style:graphic-properties draw:fill-color="#ffffff" fo:min-height="13.364cm"/>
    </style:style>
    <style:style style:name="pr25" style:family="presentation" style:parent-style-name="Standard_5f__5f__5f__5f__5f_-title">
      <style:graphic-properties fo:min-height="2.858cm"/>
    </style:style>
    <style:style style:name="pr26" style:family="presentation" style:parent-style-name="Standard_5f_-subtitle">
      <style:graphic-properties draw:fill-color="#ffffff" fo:min-height="14.308cm"/>
    </style:style>
    <style:style style:name="pr27" style:family="presentation" style:parent-style-name="Standard_5f_-notes">
      <style:graphic-properties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nnées Semi-Structurées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>
        <draw:frame presentation:style-name="pr1" draw:text-style-name="P1" draw:layer="layout" svg:width="21.59cm" svg:height="15.73cm" svg:x="1.199cm" svg:y="0.281cm" presentation:class="subtitle" presentation:user-transformed="true">
          <draw:text-box>
            <text:p><text:span text:style-name="T1">Université de Jijel</text:span></text:p>
            <text:p><text:span text:style-name="T1">Faculté des Sciences Exactes et d’Informatique</text:span></text:p>
            <text:p><text:span text:style-name="T1">Département d’Informatique</text:span></text:p>
            <text:p><text:span text:style-name="T1">L3 – Systèmes Informatiques</text:span></text:p>
            <text:p/>
            <text:p/>
            <text:p><text:span text:style-name="T2">Données Semi-Structurées</text:span></text:p>
            <text:p><text:span text:style-name="T2">Chapitre 02</text:span></text:p>
            <text:p><text:span text:style-name="T2"><text:s/></text:span><text:span text:style-name="T2">Documents et hyper documents multimédias</text:span></text:p>
            <text:p/>
            <text:p/>
            <text:p><text:span text:style-name="T1">Tarek Boutefara</text:span></text:p>
            <text:p><text:span text:style-name="T3"><text:a xlink:href="mailto:t_boutefara@univ-jijel.dz" xlink:type="simple">t_boutefara@univ-jijel.dz</text:a></text:span></text:p>
            <text:p><text:span text:style-name="T1">2020/2021</text:span></text:p>
          </draw:text-box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1" presentation:class="page"/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layer="layout" svg:width="21.59cm" svg:height="2.858cm" svg:x="1.199cm" svg:y="0.72cm" presentation:class="title">
          <draw:text-box>
            <text:p>Plan</text:p>
          </draw:text-box>
        </draw:frame>
        <draw:frame presentation:style-name="pr4" draw:layer="layout" svg:width="21.59cm" svg:height="11.515cm" svg:x="1.199cm" svg:y="4.138cm" presentation:class="outline">
          <draw:text-box>
            <text:list text:style-name="L2">
              <text:list-item>
                <text:p>Les documents</text:p>
                <text:list>
                  <text:list-item>
                    <text:p>Introduction</text:p>
                  </text:list-item>
                  <text:list-item>
                    <text:p>Modélisation des documents spécifiques</text:p>
                  </text:list-item>
                  <text:list-item>
                    <text:p>Modélisation des classes de documents</text:p>
                  </text:list-item>
                </text:list>
              </text:list-item>
              <text:list-item>
                <text:p>Les hyper documents</text:p>
              </text:list-item>
              <text:list-item>
                <text:p>Les contenus multiméd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1" presentation:use-footer-name="ftr1" presentation:use-date-time-name="dtd1">
        <draw:frame presentation:style-name="pr6" draw:layer="layout" svg:width="21.59cm" svg:height="2.858cm" svg:x="1.199cm" svg:y="0.72cm" presentation:class="title">
          <draw:text-box>
            <text:p>Plan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4">Les documents</text:span></text:p>
                <text:list>
                  <text:list-item>
                    <text:p><text:span text:style-name="T4">Introduction</text:span></text:p>
                  </text:list-item>
                  <text:list-item>
                    <text:p><text:span text:style-name="T5">Modélisation des documents spécifiques</text:span></text:p>
                  </text:list-item>
                  <text:list-item>
                    <text:p><text:span text:style-name="T5">Modélisation des classes de documents</text:span></text:p>
                  </text:list-item>
                </text:list>
              </text:list-item>
              <text:list-item>
                <text:p><text:span text:style-name="T5">Les hyper documents</text:span></text:p>
              </text:list-item>
              <text:list-item>
                <text:p><text:span text:style-name="T5">Les contenus multimédi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cuments - Introduction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Un document :</text:p>
                <text:list>
                  <text:list-item>
                    <text:p>Est une représentation de la pensée sous forme écrite, dessin ou présentation,</text:p>
                  </text:list-item>
                  <text:list-item>
                    <text:p>Est un contenu (une information) persisté (sauvegardé) sur un support,</text:p>
                  </text:list-item>
                  <text:list-item>
                    <text:p>Preuve, explication, ou description,</text:p>
                  </text:list-item>
                  <text:list-item>
                    <text:p>Objet principal de l’ingénierie documentai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cuments - Introduction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Un document :</text:p>
                <text:list>
                  <text:list-item>
                    <text:p>Peut être physique ou électronique,</text:p>
                  </text:list-item>
                  <text:list-item>
                    <text:p>Un document électronique est, généralement, un fichier sur une mémoire secondaire (disque dur, CD/DVD etc.),</text:p>
                  </text:list-item>
                  <text:list-item>
                    <text:p>La mémoire principale est une mémoire non-volatile : elle constitue un espace de travail où le fichier est manipulé mais pas stock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cuments - Introduction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Un document :</text:p>
                <text:list>
                  <text:list-item>
                    <text:p>Fait partie d’une hiérarchie</text:p>
                  </text:list-item>
                  <text:list-item>
                    <text:p>Système de Fichier :</text:p>
                    <text:list>
                      <text:list-item>
                        <text:p>Lecteur (partition)</text:p>
                        <text:list>
                          <text:list-item>
                            <text:p>Dossier</text:p>
                            <text:list>
                              <text:list-item>
                                <text:p>Fichie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e dernier est le seul qui contient du conten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footer-name="ftr1" presentation:use-date-time-name="dtd1">
        <draw:frame presentation:style-name="pr9" draw:layer="layout" svg:width="21.59cm" svg:height="2.858cm" svg:x="1.199cm" svg:y="0.72cm" presentation:class="title">
          <draw:text-box>
            <text:p>Documents - Introduction</text:p>
          </draw:text-box>
        </draw:frame>
        <draw:frame presentation:style-name="pr7" draw:layer="layout" svg:width="21.59cm" svg:height="11.515cm" svg:x="1.199cm" svg:y="4.138cm" presentation:class="outline">
          <draw:text-box>
            <text:list text:style-name="L2">
              <text:list-item>
                <text:p>Un document :</text:p>
                <text:list>
                  <text:list-item>
                    <text:p>L’extension indique le type du fichier,</text:p>
                  </text:list-item>
                  <text:list-item>
                    <text:p>Plusieurs types :</text:p>
                    <text:list>
                      <text:list-item>
                        <text:p>jpeg, jpg, png, gif</text:p>
                      </text:list-item>
                      <text:list-item>
                        <text:p>doc, docx, odt, txt, rtf</text:p>
                      </text:list-item>
                      <text:list-item>
                        <text:p>mp3, wav, aac, wma</text:p>
                      </text:list-item>
                      <text:list-item>
                        <text:p>bin, exe</text:p>
                      </text:list-item>
                      <text:list-item>
                        <text:p>zip, rar, 7z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_5f_" presentation:presentation-page-layout-name="AL2T1" presentation:use-footer-name="ftr1" presentation:use-date-time-name="dtd1">
        <draw:frame presentation:style-name="pr10" draw:layer="layout" svg:width="21.59cm" svg:height="2.858cm" svg:x="1.199cm" svg:y="0.72cm" presentation:class="title">
          <draw:text-box>
            <text:p>Pla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4">Les documents</text:span></text:p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4">Modélisation des documents spécifiques</text:span></text:p>
                  </text:list-item>
                  <text:list-item>
                    <text:p><text:span text:style-name="T5">Modélisation des classes de documents</text:span></text:p>
                  </text:list-item>
                </text:list>
              </text:list-item>
              <text:list-item>
                <text:p><text:span text:style-name="T5">Les hyper documents</text:span></text:p>
              </text:list-item>
              <text:list-item>
                <text:p><text:span text:style-name="T5">Les contenus multimédi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Document - Modélis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Trois types</text:p>
                <text:list>
                  <text:list-item>
                    <text:p>(1) Non-structuré</text:p>
                    <text:list>
                      <text:list-item>
                        <text:p>Documents « plats »,</text:p>
                      </text:list-item>
                      <text:list-item>
                        <text:p>Aucune marque explicite d‘élément de structur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Document - Modélis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Trois types</text:p>
                <text:list>
                  <text:list-item>
                    <text:p>(2) Semi-structuré</text:p>
                    <text:list>
                      <text:list-item>
                        <text:p>« avec une structure implicitement déclarée, irrégulière, non rigide, inconnue a priori. »</text:p>
                      </text:list-item>
                      <text:list-item>
                        <text:p>Approche document :</text:p>
                        <text:list>
                          <text:list-item>
                            <text:p>Si la finalité est la lecture</text:p>
                          </text:list-item>
                          <text:list-item>
                            <text:p>Les balises définissent les éléments sémantiques,</text:p>
                          </text:list-item>
                        </text:list>
                      </text:list-item>
                      <text:list-item>
                        <text:p>Approche donnée :</text:p>
                        <text:list>
                          <text:list-item>
                            <text:p>Le document est une source de données ou un support d’échang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Document - Modélis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Trois types</text:p>
                <text:list>
                  <text:list-item>
                    <text:p>(3) Structuré</text:p>
                    <text:list>
                      <text:list-item>
                        <text:p>Structure explicitement <text:s/>déclarée <text:s/>et <text:s/>connue a <text:s/>priori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Document - Modélis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Types de structures :</text:p>
                <text:list>
                  <text:list-item>
                    <text:p>Ces types découlent directement des différentes relations,</text:p>
                    <text:list>
                      <text:list-item>
                        <text:p>Hiérarchique,</text:p>
                      </text:list-item>
                      <text:list-item>
                        <text:p>Non-hiérarchique (temporelle, spatia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Document - Modélis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Types de structures :</text:p>
                <text:list>
                  <text:list-item>
                    <text:p>(1) Liste</text:p>
                    <text:list>
                      <text:list-item>
                        <text:p>La plus simple,</text:p>
                      </text:list-item>
                      <text:list-item>
                        <text:p>Suite (ordonnée) d’élémen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Document - Modélis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Types de structures :</text:p>
                <text:list>
                  <text:list-item>
                    <text:p>(2) Arbre</text:p>
                    <text:list>
                      <text:list-item>
                        <text:p>Peut supporter</text:p>
                        <text:list>
                          <text:list-item>
                            <text:p>L’ordre,</text:p>
                          </text:list-item>
                          <text:list-item>
                            <text:p>La hiérarchie,</text:p>
                          </text:list-item>
                        </text:list>
                      </text:list-item>
                      <text:list-item>
                        <text:p>Parcour :</text:p>
                        <text:list>
                          <text:list-item>
                            <text:p>Préfixé,</text:p>
                          </text:list-item>
                          <text:list-item>
                            <text:p>Infixe (ordre croissant dans le cas d’un arbre de recherche),</text:p>
                          </text:list-item>
                          <text:list-item>
                            <text:p>Posfixé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Document - Modélis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Types de structures :</text:p>
                <text:list>
                  <text:list-item>
                    <text:p>(3) Forêt</text:p>
                    <text:list>
                      <text:list-item>
                        <text:p>L’existence de plusieurs éléments juxtaposés qui ne sont :</text:p>
                        <text:list>
                          <text:list-item>
                            <text:p>Ni ordonnés,</text:p>
                          </text:list-item>
                          <text:list-item>
                            <text:p>Ni hiérarchiques.</text:p>
                          </text:list-item>
                        </text:list>
                      </text:list-item>
                      <text:list-item>
                        <text:p>Chaque ensemble d’éléments (selon le type) peut être repérsenté en utilisant un arbre,</text:p>
                        <text:list>
                          <text:list-item>
                            <text:p>Plusieurs arbres constituent le document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5f__5f_" presentation:presentation-page-layout-name="AL2T1" presentation:use-footer-name="ftr1" presentation:use-date-time-name="dtd1">
        <draw:frame presentation:style-name="pr13" draw:layer="layout" svg:width="21.59cm" svg:height="2.858cm" svg:x="1.199cm" svg:y="0.72cm" presentation:class="title">
          <draw:text-box>
            <text:p>Document - Modélisation</text:p>
          </draw:text-box>
        </draw:frame>
        <draw:frame presentation:style-name="pr11" draw:layer="layout" svg:width="21.59cm" svg:height="11.515cm" svg:x="1.199cm" svg:y="4.138cm" presentation:class="outline">
          <draw:text-box>
            <text:list text:style-name="L2">
              <text:list-item>
                <text:p>Types de structures :</text:p>
                <text:list>
                  <text:list-item>
                    <text:p>(4) Graphe</text:p>
                    <text:list>
                      <text:list-item>
                        <text:p>Utilisé lorsque des liens de références existent dans le document,</text:p>
                        <text:list>
                          <text:list-item>
                            <text:p>Une liste ou un arbre ne supportent pas plusieurs types de relations,</text:p>
                          </text:list-item>
                        </text:list>
                      </text:list-item>
                      <text:list-item>
                        <text:p>Un paragraphe peut contenir :</text:p>
                        <text:list>
                          <text:list-item>
                            <text:p>Text,</text:p>
                          </text:list-item>
                          <text:list-item>
                            <text:p>Lien vers références bibliographique,</text:p>
                          </text:list-item>
                          <text:list-item>
                            <text:p>Et un lien vers une imag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5f__5f__5f_" presentation:presentation-page-layout-name="AL2T1" presentation:use-footer-name="ftr1" presentation:use-date-time-name="dtd1">
        <draw:frame presentation:style-name="pr14" draw:layer="layout" svg:width="21.59cm" svg:height="2.858cm" svg:x="1.199cm" svg:y="0.72cm" presentation:class="title">
          <draw:text-box>
            <text:p>Plan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4">Les documents</text:span></text:p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Modélisation des documents spécifiques</text:span></text:p>
                  </text:list-item>
                  <text:list-item>
                    <text:p><text:span text:style-name="T4">Modélisation des classes de documents</text:span></text:p>
                  </text:list-item>
                </text:list>
              </text:list-item>
              <text:list-item>
                <text:p><text:span text:style-name="T5">Les hyper documents</text:span></text:p>
              </text:list-item>
              <text:list-item>
                <text:p><text:span text:style-name="T5">Les contenus multimédi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5f_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Documents - classes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Le même contenu peut être présenté sous différents formats</text:p>
              </text:list-item>
              <text:list-item>
                <text:p>On parle de classes de documents</text:p>
                <text:list>
                  <text:list-item>
                    <text:p>Livre,</text:p>
                  </text:list-item>
                  <text:list-item>
                    <text:p>Article,</text:p>
                  </text:list-item>
                  <text:list-item>
                    <text:p>Page web,</text:p>
                  </text:list-item>
                  <text:list-item>
                    <text:p>Lettre,</text:p>
                  </text:list-item>
                  <text:list-item>
                    <text:p>Présen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5f__5f__5f_" presentation:presentation-page-layout-name="AL2T1" presentation:use-footer-name="ftr1" presentation:use-date-time-name="dtd1">
        <draw:frame presentation:style-name="pr17" draw:layer="layout" svg:width="21.59cm" svg:height="2.858cm" svg:x="1.199cm" svg:y="0.72cm" presentation:class="title">
          <draw:text-box>
            <text:p>Documents - classes</text:p>
          </draw:text-box>
        </draw:frame>
        <draw:frame presentation:style-name="pr15" draw:layer="layout" svg:width="21.59cm" svg:height="11.515cm" svg:x="1.199cm" svg:y="4.138cm" presentation:class="outline">
          <draw:text-box>
            <text:list text:style-name="L2">
              <text:list-item>
                <text:p>La modélisation des classes</text:p>
                <text:list>
                  <text:list-item>
                    <text:p>Revient à la modélisation de la présentation du contenu, </text:p>
                    <text:list>
                      <text:list-item>
                        <text:p>Contrairement à la modélisation des documents qui se focalise sur la structuration des données,</text:p>
                      </text:list-item>
                    </text:list>
                  </text:list-item>
                  <text:list-item>
                    <text:p>Des décisions de type :</text:p>
                    <text:list>
                      <text:list-item>
                        <text:p>Apparence,</text:p>
                      </text:list-item>
                      <text:list-item>
                        <text:p>Structuration visuelle,</text:p>
                      </text:list-item>
                      <text:list-item>
                        <text:p>Eléments à répéter (titre du document sur les page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5f__5f__5f__5f_" presentation:presentation-page-layout-name="AL2T1" presentation:use-footer-name="ftr1" presentation:use-date-time-name="dtd1">
        <draw:frame presentation:style-name="pr18" draw:layer="layout" svg:width="21.59cm" svg:height="2.858cm" svg:x="1.199cm" svg:y="0.72cm" presentation:class="title">
          <draw:text-box>
            <text:p>Plan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5">Les documents</text:span></text:p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Modélisation des documents spécifiques</text:span></text:p>
                  </text:list-item>
                  <text:list-item>
                    <text:p><text:span text:style-name="T5">Modélisation des classes de documents</text:span></text:p>
                  </text:list-item>
                </text:list>
              </text:list-item>
              <text:list-item>
                <text:p><text:span text:style-name="T4">Les hyper documents</text:span></text:p>
              </text:list-item>
              <text:list-item>
                <text:p><text:span text:style-name="T5">Les contenus multimédi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Hypertexte</text:p>
                <text:list>
                  <text:list-item>
                    <text:p>C’est un text affiché sur un écran d’ordinateur (ou de tout autre équipement informatique) qui contient des liens à d’autres textes que le lecteur peut y accéder directement,</text:p>
                  </text:list-item>
                  <text:list-item>
                    <text:p>Hyperlien entre textes,</text:p>
                  </text:list-item>
                  <text:list-item>
                    <text:p>Constitue la brique de base du We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Hypermédia</text:p>
                <text:list>
                  <text:list-item>
                    <text:p>Une association du multimédia à l’hypertexte,</text:p>
                  </text:list-item>
                  <text:list-item>
                    <text:p>Les hyperliens constituent des liens vers d’autres textes, mais aussi vers des documents multimédia.</text:p>
                    <text:list>
                      <text:list-item>
                        <text:p>Images, sons, videos, cartes géographique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Utilité :</text:p>
                <text:list>
                  <text:list-item>
                    <text:p>Lecture :</text:p>
                    <text:list>
                      <text:list-item>
                        <text:p>La représentation des informations sous forme d’hyper documents facilite la localisation et l’accès à l’information, </text:p>
                      </text:list-item>
                      <text:list-item>
                        <text:p>Permet au lecteur de créer des liens entre les concepts,</text:p>
                      </text:list-item>
                      <text:list-item>
                        <text:p>Permet au lecteur de suivre un enchaînement d’idé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Utilité :</text:p>
                <text:list>
                  <text:list-item>
                    <text:p>Annotation :</text:p>
                    <text:list>
                      <text:list-item>
                        <text:p>Garder (ou préserver) les idées générées durant la lecture</text:p>
                      </text:list-item>
                      <text:list-item>
                        <text:p>Ces idées peuvent être :</text:p>
                        <text:list>
                          <text:list-item>
                            <text:p>Des explications pour des passages difficiles,</text:p>
                          </text:list-item>
                          <text:list-item>
                            <text:p>Résumés, reformulations, bilans,</text:p>
                          </text:list-item>
                          <text:list-item>
                            <text:p>Avis ou évaluation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Utilité :</text:p>
                <text:list>
                  <text:list-item>
                    <text:p>Collaboration :</text:p>
                    <text:list>
                      <text:list-item>
                        <text:p>Cette structure permet à plsuieurs auteurs de travailler sur des documents complexes,</text:p>
                      </text:list-item>
                      <text:list-item>
                        <text:p>La strcuture par hyperliens permet de construire une structure de base du documents au moement où les auteurs travaillent sur leurs parties respectiv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Utilité :</text:p>
                <text:list>
                  <text:list-item>
                    <text:p>Apprentissage :</text:p>
                    <text:list>
                      <text:list-item>
                        <text:p>Les hyper documents permet de strcuturer les connaissances et les informations suivant différentes possibilités et différentes possibilités,</text:p>
                      </text:list-item>
                      <text:list-item>
                        <text:p>L’apprenant possède plus de liberté lors de parcour des supports pédagogiques,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Utilité :</text:p>
                <text:list>
                  <text:list-item>
                    <text:p>Apprentissage :</text:p>
                    <text:list>
                      <text:list-item>
                        <text:p>On parle des hyper média adaptatifs si le système s’adapte automatiquement à l’apprena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Utilité :</text:p>
                <text:list>
                  <text:list-item>
                    <text:p>Apprentissage :</text:p>
                    <text:list>
                      <text:list-item>
                        <text:p>On parle des hyper média adaptatif si le système s’adapte automatiquement à l’apprenant.</text:p>
                      </text:list-item>
                      <text:list-item>
                        <text:p>Adapatation suivant :</text:p>
                        <text:list>
                          <text:list-item>
                            <text:p>Le niveau,</text:p>
                          </text:list-item>
                          <text:list-item>
                            <text:p>Le style d’apprentissage,</text:p>
                          </text:list-item>
                          <text:list-item>
                            <text:p>Les préférences personnell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Utilité :</text:p>
                <text:list>
                  <text:list-item>
                    <text:p>Apprentissage :</text:p>
                    <text:list>
                      <text:list-item>
                        <text:p>On parle des hyper média adaptatif si le système s’adapte automatiquement à l’apprenant.</text:p>
                      </text:list-item>
                      <text:list-item>
                        <text:p>Adapatation à travers :</text:p>
                        <text:list>
                          <text:list-item>
                            <text:p>La structure de navigation,</text:p>
                          </text:list-item>
                          <text:list-item>
                            <text:p>Le type des ressources,</text:p>
                          </text:list-item>
                          <text:list-item>
                            <text:p>La représentation et la mise en form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Impact :</text:p>
                <text:list>
                  <text:list-item>
                    <text:p>De manière générale :</text:p>
                    <text:list>
                      <text:list-item>
                        <text:p>Patricia Anne Carlson :</text:p>
                        <text:list>
                          <text:list-item>
                            <text:p>« hypertext will revolutionize the information <text:s/>industry, causing designers of information to re-examine widely <text:s/>held <text:s/>beliefs and practices about publishing, text <text:s/>and screen de- sign, information access and retrieval, user support, and documentation management. »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_5f__5f__5f__5f_" presentation:presentation-page-layout-name="AL2T1" presentation:use-footer-name="ftr1" presentation:use-date-time-name="dtd1">
        <draw:frame presentation:style-name="pr21" draw:layer="layout" svg:width="21.59cm" svg:height="2.858cm" svg:x="1.199cm" svg:y="0.72cm" presentation:class="title" presentation:user-transformed="true">
          <draw:text-box>
            <text:p>Hyper document</text:p>
          </draw:text-box>
        </draw:frame>
        <draw:frame presentation:style-name="pr19" draw:layer="layout" svg:width="21.59cm" svg:height="11.515cm" svg:x="1.199cm" svg:y="4.138cm" presentation:class="outline">
          <draw:text-box>
            <text:list text:style-name="L2">
              <text:list-item>
                <text:p>Impact :</text:p>
                <text:list>
                  <text:list-item>
                    <text:p>Sur le Web :</text:p>
                    <text:list>
                      <text:list-item>
                        <text:p>Les hyper documents et les hyperliens constituent le fondement de la navigation et de la repérsentation du contenu sur le Web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_5f__5f__5f__5f__5f_" presentation:presentation-page-layout-name="AL2T1" presentation:use-footer-name="ftr1" presentation:use-date-time-name="dtd1">
        <draw:frame presentation:style-name="pr22" draw:layer="layout" svg:width="21.59cm" svg:height="2.858cm" svg:x="1.199cm" svg:y="0.72cm" presentation:class="title">
          <draw:text-box>
            <text:p>Plan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<text:span text:style-name="T5">Les documents</text:span></text:p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Modélisation des documents spécifiques</text:span></text:p>
                  </text:list-item>
                  <text:list-item>
                    <text:p><text:span text:style-name="T5">Modélisation des classes de documents</text:span></text:p>
                  </text:list-item>
                </text:list>
              </text:list-item>
              <text:list-item>
                <text:p><text:span text:style-name="T5">Les hyper documents</text:span></text:p>
              </text:list-item>
              <text:list-item>
                <text:p><text:span text:style-name="T4">Les contenus multimédi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Un document multimédia :</text:p>
                <text:list>
                  <text:list-item>
                    <text:p>C’est un document qui intègre plusieurs ressources numériques :</text:p>
                    <text:list>
                      <text:list-item>
                        <text:p>Text,</text:p>
                      </text:list-item>
                      <text:list-item>
                        <text:p>Son,</text:p>
                      </text:list-item>
                      <text:list-item>
                        <text:p>Vidéo,</text:p>
                      </text:list-item>
                      <text:list-item>
                        <text:p>Prés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Un document multimédia :</text:p>
                <text:list>
                  <text:list-item>
                    <text:p>Peut être :</text:p>
                    <text:list>
                      <text:list-item>
                        <text:p>Sur papier</text:p>
                        <text:list>
                          <text:list-item>
                            <text:p>Intègre du texte et des images,</text:p>
                          </text:list-item>
                        </text:list>
                      </text:list-item>
                      <text:list-item>
                        <text:p>Présentation (diaporama)</text:p>
                        <text:list>
                          <text:list-item>
                            <text:p>Une suite de diapositifs,</text:p>
                          </text:list-item>
                          <text:list-item>
                            <text:p>Chaque diapositif peut contenir du texte, des images, des sons, des vidéos, des graphes et des tables.</text:p>
                          </text:list-item>
                        </text:list>
                      </text:list-item>
                      <text:list-item>
                        <text:p>Site web :</text:p>
                        <text:list>
                          <text:list-item>
                            <text:p>Un ensemble de pages web liées par des hyperliens,</text:p>
                          </text:list-item>
                          <text:list-item>
                            <text:p>Peut contenir toutes les formats numériqu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Un document multimédia :</text:p>
                <text:list>
                  <text:list-item>
                    <text:p>Le choix est effectué selon :</text:p>
                    <text:list>
                      <text:list-item>
                        <text:p>Le publique cible,</text:p>
                      </text:list-item>
                      <text:list-item>
                        <text:p>Le type d’évènement (dans lequel la communication aura lieu),</text:p>
                      </text:list-item>
                      <text:list-item>
                        <text:p>Objectif de la communica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Les ressources multimédia :</text:p>
                <text:list>
                  <text:list-item>
                    <text:p>Création :</text:p>
                    <text:list>
                      <text:list-item>
                        <text:p>Peuvent être créées en utilisant uniquement l’outil informatique,</text:p>
                      </text:list-item>
                      <text:list-item>
                        <text:p>Peuvent être obtenu par numérisation :</text:p>
                        <text:list>
                          <text:list-item>
                            <text:p>Acquisition (appareil photos, microphone, …)</text:p>
                          </text:list-item>
                          <text:list-item>
                            <text:p>Traitement (par de logiciels dédiés)</text:p>
                            <text:list>
                              <text:list-item>
                                <text:p>Nettoyage du bruit,</text:p>
                              </text:list-item>
                              <text:list-item>
                                <text:p>Correction des couleurs,</text:p>
                              </text:list-item>
                              <text:list-item>
                                <text:p>Transformation de format,</text:p>
                              </text:list-item>
                              <text:list-item>
                                <text:p>..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La production des documents multimédia</text:p>
                <text:list>
                  <text:list-item>
                    <text:p>Des objets complexes qui nécessite une démarche bien définie</text:p>
                  </text:list-item>
                  <text:list-item>
                    <text:p>De manière générale :</text:p>
                    <text:list>
                      <text:list-item>
                        <text:p>Cahier de charge,</text:p>
                      </text:list-item>
                      <text:list-item>
                        <text:p>Plan d’actions,</text:p>
                      </text:list-item>
                      <text:list-item>
                        <text:p>Planification,</text:p>
                      </text:list-item>
                      <text:list-item>
                        <text:p>Réalisa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La production des documents multimédia</text:p>
                <text:list>
                  <text:list-item>
                    <text:p>Cahier de charges : </text:p>
                    <text:list>
                      <text:list-item>
                        <text:p>Publique cible</text:p>
                      </text:list-item>
                      <text:list-item>
                        <text:p>Obejectif du document,</text:p>
                      </text:list-item>
                      <text:list-item>
                        <text:p>Fonctionnalités attendues,</text:p>
                      </text:list-item>
                      <text:list-item>
                        <text:p>Contraintes à respect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La production des documents multimédia</text:p>
                <text:list>
                  <text:list-item>
                    <text:p>Plan d’action :</text:p>
                    <text:list>
                      <text:list-item>
                        <text:p>Il définit les grandes étapes de création,</text:p>
                      </text:list-item>
                      <text:list-item>
                        <text:p>Ces étapes varient selon le type du document et la nature des ressources utilisé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La production des documents multimédia</text:p>
                <text:list>
                  <text:list-item>
                    <text:p>Planification :</text:p>
                    <text:list>
                      <text:list-item>
                        <text:p>Précise l’enchaînement (ordre, durée, responsable) des tâches définies dans le plan d’action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La production des documents multimédia</text:p>
                <text:list>
                  <text:list-item>
                    <text:p>Réalisation :</text:p>
                    <text:list>
                      <text:list-item>
                        <text:p>Construction concrête du docume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_5f__5f__5f__5f__5f_" presentation:presentation-page-layout-name="AL2T1" presentation:use-footer-name="ftr1" presentation:use-date-time-name="dtd1">
        <draw:frame presentation:style-name="pr25" draw:layer="layout" svg:width="21.59cm" svg:height="2.858cm" svg:x="1.199cm" svg:y="0.72cm" presentation:class="title">
          <draw:text-box>
            <text:p>Contenus Multimédia</text:p>
          </draw:text-box>
        </draw:frame>
        <draw:frame presentation:style-name="pr23" draw:layer="layout" svg:width="21.59cm" svg:height="11.515cm" svg:x="1.199cm" svg:y="4.138cm" presentation:class="outline">
          <draw:text-box>
            <text:list text:style-name="L2">
              <text:list-item>
                <text:p>La production des documents multimédia</text:p>
                <text:list>
                  <text:list-item>
                    <text:p>Exemple : Site web</text:p>
                    <text:list>
                      <text:list-item>
                        <text:p>Etude du cahier des charges</text:p>
                      </text:list-item>
                      <text:list-item>
                        <text:p>Préparation du contenu (textes, images et les autres resources numériques)</text:p>
                      </text:list-item>
                      <text:list-item>
                        <text:p>Prévision une structure de site (plan du site ou plan de navigation)</text:p>
                      </text:list-item>
                      <text:list-item>
                        <text:p>Réalisation des différentes pages (contenu et hyperliens)</text:p>
                      </text:list-item>
                      <text:list-item>
                        <text:p>Conception d'une maquette (prototype) pour définir la charte graphique</text:p>
                      </text:list-item>
                      <text:list-item>
                        <text:p>Mise en forme des pages</text:p>
                      </text:list-item>
                      <text:list-item>
                        <text:p>Publication (sur serveur local ou bien sur Interne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_5f_" presentation:presentation-page-layout-name="AL1T32">
        <draw:frame presentation:style-name="pr26" draw:text-style-name="P1" draw:layer="layout" svg:width="21.59cm" svg:height="15.73cm" svg:x="1.199cm" svg:y="0.281cm" presentation:class="subtitle" presentation:user-transformed="true">
          <draw:text-box>
            <text:p><text:span text:style-name="T1">Université de Jijel</text:span></text:p>
            <text:p><text:span text:style-name="T1">Faculté des Sciences Exactes et d’Informatique</text:span></text:p>
            <text:p><text:span text:style-name="T1">Département d’Informatique</text:span></text:p>
            <text:p><text:span text:style-name="T1">L3 – Systèmes Informatiques</text:span></text:p>
            <text:p/>
            <text:p/>
            <text:p><text:span text:style-name="T2">Données Semi-Structurées</text:span></text:p>
            <text:p><text:span text:style-name="T2">Chapitre 02</text:span></text:p>
            <text:p><text:span text:style-name="T2"><text:s/></text:span><text:span text:style-name="T2">Documents et hyper documents multimédias</text:span></text:p>
            <text:p/>
            <text:p/>
            <text:p><text:span text:style-name="T1">Tarek Boutefara</text:span></text:p>
            <text:p><text:span text:style-name="T3"><text:a xlink:href="mailto:t_boutefara@univ-jijel.dz" xlink:type="simple">t_boutefara@univ-jijel.dz</text:a></text:span></text:p>
            <text:p><text:span text:style-name="T1">2020/2021</text:span></text:p>
          </draw:text-box>
        </draw:frame>
        <presentation:notes draw:style-name="dp2">
          <draw:frame presentation:style-name="pr27" draw:layer="layout" svg:width="17.271cm" svg:height="12.572cm" svg:x="2.195cm" svg:y="13.21cm" presentation:class="notes">
            <draw:text-box>
              <text:p/>
            </draw:text-box>
          </draw:frame>
          <draw:page-thumbnail draw:style-name="gr1" draw:layer="layout" svg:width="13.98cm" svg:height="10.476cm" svg:x="3.81cm" svg:y="2.123cm" draw:page-number="4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-background" style:display-name="Standard__-background" style:family="presentation">
      <style:graphic-properties draw:stroke="none" draw:fill="solid" draw:fill-color="#ffffff"/>
      <style:text-properties style:letter-kerning="true"/>
    </style:style>
    <style:style style:name="Standard_5f__5f_-backgroundobjects" style:display-name="Standard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-notes" style:display-name="Standard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-outline1" style:display-name="Standard__-outline1" style:family="presentation">
      <style:graphic-properties draw:stroke="none" draw:fill="none" draw:auto-grow-height="false" draw:fit-to-size="shrink-to-fit">
        <text:list-style style:name="Standard_5f__5f_-outline1" style:display-name="Standar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outline2" style:display-name="Standard__-outline2" style:family="presentation" style:parent-style-name="Standard_5f__5f_-outline1">
      <style:paragraph-properties fo:margin-top="0.4cm" fo:margin-bottom="0cm"/>
      <style:text-properties fo:font-size="28pt" style:font-size-asian="28pt" style:font-size-complex="28pt"/>
    </style:style>
    <style:style style:name="Standard_5f__5f_-outline3" style:display-name="Standard__-outline3" style:family="presentation" style:parent-style-name="Standard_5f__5f_-outline2">
      <style:paragraph-properties fo:margin-top="0.3cm" fo:margin-bottom="0cm"/>
      <style:text-properties fo:font-size="24pt" style:font-size-asian="24pt" style:font-size-complex="24pt"/>
    </style:style>
    <style:style style:name="Standard_5f__5f_-outline4" style:display-name="Standard__-outline4" style:family="presentation" style:parent-style-name="Standard_5f__5f_-outline3">
      <style:paragraph-properties fo:margin-top="0.2cm" fo:margin-bottom="0cm"/>
      <style:text-properties fo:font-size="20pt" style:font-size-asian="20pt" style:font-size-complex="20pt"/>
    </style:style>
    <style:style style:name="Standard_5f__5f_-outline5" style:display-name="Standard__-outline5" style:family="presentation" style:parent-style-name="Standard_5f__5f_-outline4">
      <style:paragraph-properties fo:margin-top="0.1cm" fo:margin-bottom="0cm"/>
      <style:text-properties fo:font-size="20pt" style:font-size-asian="20pt" style:font-size-complex="20pt"/>
    </style:style>
    <style:style style:name="Standard_5f__5f_-outline6" style:display-name="Standard__-outline6" style:family="presentation" style:parent-style-name="Standard_5f__5f_-outline5">
      <style:paragraph-properties fo:margin-top="0.1cm" fo:margin-bottom="0cm"/>
      <style:text-properties fo:font-size="20pt" style:font-size-asian="20pt" style:font-size-complex="20pt"/>
    </style:style>
    <style:style style:name="Standard_5f__5f_-outline7" style:display-name="Standard__-outline7" style:family="presentation" style:parent-style-name="Standard_5f__5f_-outline6">
      <style:paragraph-properties fo:margin-top="0.1cm" fo:margin-bottom="0cm"/>
      <style:text-properties fo:font-size="20pt" style:font-size-asian="20pt" style:font-size-complex="20pt"/>
    </style:style>
    <style:style style:name="Standard_5f__5f_-outline8" style:display-name="Standard__-outline8" style:family="presentation" style:parent-style-name="Standard_5f__5f_-outline7">
      <style:paragraph-properties fo:margin-top="0.1cm" fo:margin-bottom="0cm"/>
      <style:text-properties fo:font-size="20pt" style:font-size-asian="20pt" style:font-size-complex="20pt"/>
    </style:style>
    <style:style style:name="Standard_5f__5f_-outline9" style:display-name="Standard__-outline9" style:family="presentation" style:parent-style-name="Standard_5f__5f_-outline8">
      <style:paragraph-properties fo:margin-top="0.1cm" fo:margin-bottom="0cm"/>
      <style:text-properties fo:font-size="20pt" style:font-size-asian="20pt" style:font-size-complex="20pt"/>
    </style:style>
    <style:style style:name="Standard_5f__5f_-subtitle" style:display-name="Standard__-subtitle" style:family="presentation">
      <style:graphic-properties draw:stroke="none" draw:fill="none" draw:textarea-vertical-align="middle">
        <text:list-style style:name="Standard_5f__5f_-subtitle" style:display-name="Standard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-title" style:display-name="Standard__-title" style:family="presentation">
      <style:graphic-properties draw:stroke="none" draw:fill="none" draw:textarea-vertical-align="middle">
        <text:list-style style:name="Standard_5f__5f_-title" style:display-name="Standard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_5f_-background" style:display-name="Standard___-background" style:family="presentation">
      <style:graphic-properties draw:stroke="none" draw:fill="solid" draw:fill-color="#ffffff"/>
      <style:text-properties style:letter-kerning="true"/>
    </style:style>
    <style:style style:name="Standard_5f__5f__5f_-backgroundobjects" style:display-name="Standard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_5f_-notes" style:display-name="Standard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_5f_-outline1" style:display-name="Standard___-outline1" style:family="presentation">
      <style:graphic-properties draw:stroke="none" draw:fill="none" draw:auto-grow-height="false" draw:fit-to-size="shrink-to-fit">
        <text:list-style style:name="Standard_5f__5f__5f_-outline1" style:display-name="Standard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outline2" style:display-name="Standard___-outline2" style:family="presentation" style:parent-style-name="Standard_5f__5f__5f_-outline1">
      <style:paragraph-properties fo:margin-top="0.4cm" fo:margin-bottom="0cm"/>
      <style:text-properties fo:font-size="28pt" style:font-size-asian="28pt" style:font-size-complex="28pt"/>
    </style:style>
    <style:style style:name="Standard_5f__5f__5f_-outline3" style:display-name="Standard___-outline3" style:family="presentation" style:parent-style-name="Standard_5f__5f__5f_-outline2">
      <style:paragraph-properties fo:margin-top="0.3cm" fo:margin-bottom="0cm"/>
      <style:text-properties fo:font-size="24pt" style:font-size-asian="24pt" style:font-size-complex="24pt"/>
    </style:style>
    <style:style style:name="Standard_5f__5f__5f_-outline4" style:display-name="Standard___-outline4" style:family="presentation" style:parent-style-name="Standard_5f__5f__5f_-outline3">
      <style:paragraph-properties fo:margin-top="0.2cm" fo:margin-bottom="0cm"/>
      <style:text-properties fo:font-size="20pt" style:font-size-asian="20pt" style:font-size-complex="20pt"/>
    </style:style>
    <style:style style:name="Standard_5f__5f__5f_-outline5" style:display-name="Standard___-outline5" style:family="presentation" style:parent-style-name="Standard_5f__5f__5f_-outline4">
      <style:paragraph-properties fo:margin-top="0.1cm" fo:margin-bottom="0cm"/>
      <style:text-properties fo:font-size="20pt" style:font-size-asian="20pt" style:font-size-complex="20pt"/>
    </style:style>
    <style:style style:name="Standard_5f__5f__5f_-outline6" style:display-name="Standard___-outline6" style:family="presentation" style:parent-style-name="Standard_5f__5f__5f_-outline5">
      <style:paragraph-properties fo:margin-top="0.1cm" fo:margin-bottom="0cm"/>
      <style:text-properties fo:font-size="20pt" style:font-size-asian="20pt" style:font-size-complex="20pt"/>
    </style:style>
    <style:style style:name="Standard_5f__5f__5f_-outline7" style:display-name="Standard___-outline7" style:family="presentation" style:parent-style-name="Standard_5f__5f__5f_-outline6">
      <style:paragraph-properties fo:margin-top="0.1cm" fo:margin-bottom="0cm"/>
      <style:text-properties fo:font-size="20pt" style:font-size-asian="20pt" style:font-size-complex="20pt"/>
    </style:style>
    <style:style style:name="Standard_5f__5f__5f_-outline8" style:display-name="Standard___-outline8" style:family="presentation" style:parent-style-name="Standard_5f__5f__5f_-outline7">
      <style:paragraph-properties fo:margin-top="0.1cm" fo:margin-bottom="0cm"/>
      <style:text-properties fo:font-size="20pt" style:font-size-asian="20pt" style:font-size-complex="20pt"/>
    </style:style>
    <style:style style:name="Standard_5f__5f__5f_-outline9" style:display-name="Standard___-outline9" style:family="presentation" style:parent-style-name="Standard_5f__5f__5f_-outline8">
      <style:paragraph-properties fo:margin-top="0.1cm" fo:margin-bottom="0cm"/>
      <style:text-properties fo:font-size="20pt" style:font-size-asian="20pt" style:font-size-complex="20pt"/>
    </style:style>
    <style:style style:name="Standard_5f__5f__5f_-subtitle" style:display-name="Standard___-subtitle" style:family="presentation">
      <style:graphic-properties draw:stroke="none" draw:fill="none" draw:textarea-vertical-align="middle">
        <text:list-style style:name="Standard_5f__5f__5f_-subtitle" style:display-name="Standard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-title" style:display-name="Standard___-title" style:family="presentation">
      <style:graphic-properties draw:stroke="none" draw:fill="none" draw:textarea-vertical-align="middle">
        <text:list-style style:name="Standard_5f__5f__5f_-title" style:display-name="Standard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_5f__5f_-background" style:display-name="Standard____-background" style:family="presentation">
      <style:graphic-properties draw:stroke="none" draw:fill="solid" draw:fill-color="#ffffff"/>
      <style:text-properties style:letter-kerning="true"/>
    </style:style>
    <style:style style:name="Standard_5f__5f__5f__5f_-backgroundobjects" style:display-name="Standard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_5f__5f_-notes" style:display-name="Standard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_5f__5f_-outline1" style:display-name="Standard____-outline1" style:family="presentation">
      <style:graphic-properties draw:stroke="none" draw:fill="none" draw:auto-grow-height="false" draw:fit-to-size="shrink-to-fit">
        <text:list-style style:name="Standard_5f__5f__5f__5f_-outline1" style:display-name="Standard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-outline2" style:display-name="Standard____-outline2" style:family="presentation" style:parent-style-name="Standard_5f__5f__5f__5f_-outline1">
      <style:paragraph-properties fo:margin-top="0.4cm" fo:margin-bottom="0cm"/>
      <style:text-properties fo:font-size="28pt" style:font-size-asian="28pt" style:font-size-complex="28pt"/>
    </style:style>
    <style:style style:name="Standard_5f__5f__5f__5f_-outline3" style:display-name="Standard____-outline3" style:family="presentation" style:parent-style-name="Standard_5f__5f__5f__5f_-outline2">
      <style:paragraph-properties fo:margin-top="0.3cm" fo:margin-bottom="0cm"/>
      <style:text-properties fo:font-size="24pt" style:font-size-asian="24pt" style:font-size-complex="24pt"/>
    </style:style>
    <style:style style:name="Standard_5f__5f__5f__5f_-outline4" style:display-name="Standard____-outline4" style:family="presentation" style:parent-style-name="Standard_5f__5f__5f__5f_-outline3">
      <style:paragraph-properties fo:margin-top="0.2cm" fo:margin-bottom="0cm"/>
      <style:text-properties fo:font-size="20pt" style:font-size-asian="20pt" style:font-size-complex="20pt"/>
    </style:style>
    <style:style style:name="Standard_5f__5f__5f__5f_-outline5" style:display-name="Standard____-outline5" style:family="presentation" style:parent-style-name="Standard_5f__5f__5f__5f_-outline4">
      <style:paragraph-properties fo:margin-top="0.1cm" fo:margin-bottom="0cm"/>
      <style:text-properties fo:font-size="20pt" style:font-size-asian="20pt" style:font-size-complex="20pt"/>
    </style:style>
    <style:style style:name="Standard_5f__5f__5f__5f_-outline6" style:display-name="Standard____-outline6" style:family="presentation" style:parent-style-name="Standard_5f__5f__5f__5f_-outline5">
      <style:paragraph-properties fo:margin-top="0.1cm" fo:margin-bottom="0cm"/>
      <style:text-properties fo:font-size="20pt" style:font-size-asian="20pt" style:font-size-complex="20pt"/>
    </style:style>
    <style:style style:name="Standard_5f__5f__5f__5f_-outline7" style:display-name="Standard____-outline7" style:family="presentation" style:parent-style-name="Standard_5f__5f__5f__5f_-outline6">
      <style:paragraph-properties fo:margin-top="0.1cm" fo:margin-bottom="0cm"/>
      <style:text-properties fo:font-size="20pt" style:font-size-asian="20pt" style:font-size-complex="20pt"/>
    </style:style>
    <style:style style:name="Standard_5f__5f__5f__5f_-outline8" style:display-name="Standard____-outline8" style:family="presentation" style:parent-style-name="Standard_5f__5f__5f__5f_-outline7">
      <style:paragraph-properties fo:margin-top="0.1cm" fo:margin-bottom="0cm"/>
      <style:text-properties fo:font-size="20pt" style:font-size-asian="20pt" style:font-size-complex="20pt"/>
    </style:style>
    <style:style style:name="Standard_5f__5f__5f__5f_-outline9" style:display-name="Standard____-outline9" style:family="presentation" style:parent-style-name="Standard_5f__5f__5f__5f_-outline8">
      <style:paragraph-properties fo:margin-top="0.1cm" fo:margin-bottom="0cm"/>
      <style:text-properties fo:font-size="20pt" style:font-size-asian="20pt" style:font-size-complex="20pt"/>
    </style:style>
    <style:style style:name="Standard_5f__5f__5f__5f_-subtitle" style:display-name="Standard____-subtitle" style:family="presentation">
      <style:graphic-properties draw:stroke="none" draw:fill="none" draw:textarea-vertical-align="middle">
        <text:list-style style:name="Standard_5f__5f__5f__5f_-subtitle" style:display-name="Standard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-title" style:display-name="Standard____-title" style:family="presentation">
      <style:graphic-properties draw:stroke="none" draw:fill="none" draw:textarea-vertical-align="middle">
        <text:list-style style:name="Standard_5f__5f__5f__5f_-title" style:display-name="Standard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_5f__5f__5f__5f_-background" style:display-name="Standard_____-background" style:family="presentation">
      <style:graphic-properties draw:stroke="none" draw:fill="solid" draw:fill-color="#ffffff"/>
      <style:text-properties style:letter-kerning="true"/>
    </style:style>
    <style:style style:name="Standard_5f__5f__5f__5f__5f_-backgroundobjects" style:display-name="Standard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_5f__5f__5f__5f_-notes" style:display-name="Standard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_5f__5f__5f__5f_-outline1" style:display-name="Standard_____-outline1" style:family="presentation">
      <style:graphic-properties draw:stroke="none" draw:fill="none" draw:auto-grow-height="false" draw:fit-to-size="shrink-to-fit">
        <text:list-style style:name="Standard_5f__5f__5f__5f__5f_-outline1" style:display-name="Standard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_5f_-outline2" style:display-name="Standard_____-outline2" style:family="presentation" style:parent-style-name="Standard_5f__5f__5f__5f__5f_-outline1">
      <style:paragraph-properties fo:margin-top="0.4cm" fo:margin-bottom="0cm"/>
      <style:text-properties fo:font-size="28pt" style:font-size-asian="28pt" style:font-size-complex="28pt"/>
    </style:style>
    <style:style style:name="Standard_5f__5f__5f__5f__5f_-outline3" style:display-name="Standard_____-outline3" style:family="presentation" style:parent-style-name="Standard_5f__5f__5f__5f__5f_-outline2">
      <style:paragraph-properties fo:margin-top="0.3cm" fo:margin-bottom="0cm"/>
      <style:text-properties fo:font-size="24pt" style:font-size-asian="24pt" style:font-size-complex="24pt"/>
    </style:style>
    <style:style style:name="Standard_5f__5f__5f__5f__5f_-outline4" style:display-name="Standard_____-outline4" style:family="presentation" style:parent-style-name="Standard_5f__5f__5f__5f__5f_-outline3">
      <style:paragraph-properties fo:margin-top="0.2cm" fo:margin-bottom="0cm"/>
      <style:text-properties fo:font-size="20pt" style:font-size-asian="20pt" style:font-size-complex="20pt"/>
    </style:style>
    <style:style style:name="Standard_5f__5f__5f__5f__5f_-outline5" style:display-name="Standard_____-outline5" style:family="presentation" style:parent-style-name="Standard_5f__5f__5f__5f__5f_-outline4">
      <style:paragraph-properties fo:margin-top="0.1cm" fo:margin-bottom="0cm"/>
      <style:text-properties fo:font-size="20pt" style:font-size-asian="20pt" style:font-size-complex="20pt"/>
    </style:style>
    <style:style style:name="Standard_5f__5f__5f__5f__5f_-outline6" style:display-name="Standard_____-outline6" style:family="presentation" style:parent-style-name="Standard_5f__5f__5f__5f__5f_-outline5">
      <style:paragraph-properties fo:margin-top="0.1cm" fo:margin-bottom="0cm"/>
      <style:text-properties fo:font-size="20pt" style:font-size-asian="20pt" style:font-size-complex="20pt"/>
    </style:style>
    <style:style style:name="Standard_5f__5f__5f__5f__5f_-outline7" style:display-name="Standard_____-outline7" style:family="presentation" style:parent-style-name="Standard_5f__5f__5f__5f__5f_-outline6">
      <style:paragraph-properties fo:margin-top="0.1cm" fo:margin-bottom="0cm"/>
      <style:text-properties fo:font-size="20pt" style:font-size-asian="20pt" style:font-size-complex="20pt"/>
    </style:style>
    <style:style style:name="Standard_5f__5f__5f__5f__5f_-outline8" style:display-name="Standard_____-outline8" style:family="presentation" style:parent-style-name="Standard_5f__5f__5f__5f__5f_-outline7">
      <style:paragraph-properties fo:margin-top="0.1cm" fo:margin-bottom="0cm"/>
      <style:text-properties fo:font-size="20pt" style:font-size-asian="20pt" style:font-size-complex="20pt"/>
    </style:style>
    <style:style style:name="Standard_5f__5f__5f__5f__5f_-outline9" style:display-name="Standard_____-outline9" style:family="presentation" style:parent-style-name="Standard_5f__5f__5f__5f__5f_-outline8">
      <style:paragraph-properties fo:margin-top="0.1cm" fo:margin-bottom="0cm"/>
      <style:text-properties fo:font-size="20pt" style:font-size-asian="20pt" style:font-size-complex="20pt"/>
    </style:style>
    <style:style style:name="Standard_5f__5f__5f__5f__5f_-subtitle" style:display-name="Standard_____-subtitle" style:family="presentation">
      <style:graphic-properties draw:stroke="none" draw:fill="none" draw:textarea-vertical-align="middle">
        <text:list-style style:name="Standard_5f__5f__5f__5f__5f_-subtitle" style:display-name="Standard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_5f__5f__5f__5f_-title" style:display-name="Standard_____-title" style:family="presentation">
      <style:graphic-properties draw:stroke="none" draw:fill="none" draw:textarea-vertical-align="middle">
        <text:list-style style:name="Standard_5f__5f__5f__5f__5f_-title" style:display-name="Standard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241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5f__5f_-backgroundobjects">
      <style:graphic-properties draw:stroke="none" draw:fill="none" draw:fill-color="#ffffff" draw:auto-grow-height="false" fo:min-height="1.241cm"/>
    </style:style>
    <style:style style:name="Mpr8" style:family="presentation" style:parent-style-name="Standard_5f_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5f_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5f__5f__5f_-backgroundobjects">
      <style:graphic-properties draw:stroke="none" draw:fill="none" draw:fill-color="#ffffff" draw:auto-grow-height="false" fo:min-height="1.241cm"/>
    </style:style>
    <style:style style:name="Mpr11" style:family="presentation" style:parent-style-name="Standard_5f_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5f__5f_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5f__5f__5f__5f_-backgroundobjects">
      <style:graphic-properties draw:stroke="none" draw:fill="none" draw:fill-color="#ffffff" draw:auto-grow-height="false" fo:min-height="1.241cm"/>
    </style:style>
    <style:style style:name="Mpr14" style:family="presentation" style:parent-style-name="Standard_5f__5f__5f_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_5f__5f__5f_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_5f__5f__5f__5f__5f_-backgroundobjects">
      <style:graphic-properties draw:stroke="none" draw:fill="none" draw:fill-color="#ffffff" draw:auto-grow-height="false" fo:min-height="1.241cm"/>
    </style:style>
    <style:style style:name="Mpr17" style:family="presentation" style:parent-style-name="Standard_5f__5f__5f__5f_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2.858cm" svg:x="1.199cm" svg:y="0.72cm" presentation:class="title" presentation:placeholder="true">
        <draw:text-box/>
      </draw:frame>
      <draw:frame presentation:style-name="Standard-outline1" draw:layer="backgroundobjects" svg:width="21.59cm" svg:height="11.515cm" svg:x="1.199cm" svg:y="4.138cm" presentation:class="outline" presentation:placeholder="true">
        <draw:text-box/>
      </draw:frame>
      <draw:frame presentation:style-name="Mpr1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1.59cm" svg:height="2.858cm" svg:x="1.199cm" svg:y="0.72cm" presentation:class="title" presentation:placeholder="true">
        <draw:text-box/>
      </draw:frame>
      <draw:frame presentation:style-name="Standard_5f_-outline1" draw:layer="backgroundobjects" svg:width="21.59cm" svg:height="11.515cm" svg:x="1.199cm" svg:y="4.138cm" presentation:class="outline" presentation:placeholder="true">
        <draw:text-box/>
      </draw:frame>
      <draw:frame presentation:style-name="Mpr4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" style:display-name="Standard__" style:page-layout-name="PM1" draw:style-name="Mdp1">
      <draw:frame presentation:style-name="Standard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-outline1" draw:layer="backgroundobjects" svg:width="21.59cm" svg:height="11.515cm" svg:x="1.199cm" svg:y="4.138cm" presentation:class="outline" presentation:placeholder="true">
        <draw:text-box/>
      </draw:frame>
      <draw:frame presentation:style-name="Mpr7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-title" draw:layer="backgroundobjects" svg:width="14.848cm" svg:height="11.136cm" svg:x="3.075cm" svg:y="2.257cm" presentation:class="page"/>
        <draw:frame presentation:style-name="Standard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" style:display-name="Standard___" style:page-layout-name="PM1" draw:style-name="Mdp1">
      <draw:frame presentation:style-name="Standard_5f_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_5f_-outline1" draw:layer="backgroundobjects" svg:width="21.59cm" svg:height="11.515cm" svg:x="1.199cm" svg:y="4.138cm" presentation:class="outline" presentation:placeholder="true">
        <draw:text-box/>
      </draw:frame>
      <draw:frame presentation:style-name="Mpr10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_5f_-title" draw:layer="backgroundobjects" svg:width="14.848cm" svg:height="11.136cm" svg:x="3.075cm" svg:y="2.257cm" presentation:class="page"/>
        <draw:frame presentation:style-name="Standard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_5f_" style:display-name="Standard____" style:page-layout-name="PM1" draw:style-name="Mdp1">
      <draw:frame presentation:style-name="Standard_5f__5f_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_5f__5f_-outline1" draw:layer="backgroundobjects" svg:width="21.59cm" svg:height="11.515cm" svg:x="1.199cm" svg:y="4.138cm" presentation:class="outline" presentation:placeholder="true">
        <draw:text-box/>
      </draw:frame>
      <draw:frame presentation:style-name="Mpr13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_5f__5f_-title" draw:layer="backgroundobjects" svg:width="14.848cm" svg:height="11.136cm" svg:x="3.075cm" svg:y="2.257cm" presentation:class="page"/>
        <draw:frame presentation:style-name="Standard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_5f__5f__5f__5f_" style:display-name="Standard_____" style:page-layout-name="PM1" draw:style-name="Mdp1">
      <draw:frame presentation:style-name="Standard_5f__5f__5f__5f__5f_-title" draw:layer="backgroundobjects" svg:width="21.59cm" svg:height="2.858cm" svg:x="1.199cm" svg:y="0.72cm" presentation:class="title" presentation:placeholder="true">
        <draw:text-box/>
      </draw:frame>
      <draw:frame presentation:style-name="Standard_5f__5f__5f__5f__5f_-outline1" draw:layer="backgroundobjects" svg:width="21.59cm" svg:height="11.515cm" svg:x="1.199cm" svg:y="4.138cm" presentation:class="outline" presentation:placeholder="true">
        <draw:text-box/>
      </draw:frame>
      <draw:frame presentation:style-name="Mpr16" draw:text-style-name="MP6" draw:layer="backgroundobjects" svg:width="7.603cm" svg:height="1.24cm" svg:x="8.204cm" svg:y="16.3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5.588cm" svg:height="1.24cm" svg:x="1.199cm" svg:y="16.3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5.588cm" svg:height="1.24cm" svg:x="17.2cm" svg:y="16.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_5f__5f__5f__5f_-title" draw:layer="backgroundobjects" svg:width="14.848cm" svg:height="11.136cm" svg:x="3.075cm" svg:y="2.257cm" presentation:class="page"/>
        <draw:frame presentation:style-name="Standard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21-04-18T13:39:51.465034673</meta:creation-date>
    <meta:editing-duration>PT21H42M16S</meta:editing-duration>
    <meta:editing-cycles>41</meta:editing-cycles>
    <dc:date>2021-04-20T10:25:00.855892757</dc:date>
    <meta:document-statistic meta:object-count="246"/>
  </office:meta>
</office:document-meta>
</file>